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7.288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5.734cm"/>
    </style:style>
    <style:style style:name="co9" style:family="table-column">
      <style:table-column-properties fo:break-before="auto" style:column-width="7.029cm"/>
    </style:style>
    <style:style style:name="co10" style:family="table-column">
      <style:table-column-properties fo:break-before="auto" style:column-width="6.362cm"/>
    </style:style>
    <style:style style:name="co11" style:family="table-column">
      <style:table-column-properties fo:break-before="auto" style:column-width="6.918cm"/>
    </style:style>
    <style:style style:name="co12" style:family="table-column">
      <style:table-column-properties fo:break-before="auto" style:column-width="6.031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8.731cm"/>
    </style:style>
    <style:style style:name="co15" style:family="table-column">
      <style:table-column-properties fo:break-before="auto" style:column-width="12.838cm"/>
    </style:style>
    <style:style style:name="co16" style:family="table-column">
      <style:table-column-properties fo:break-before="auto" style:column-width="11.247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7.826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99"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cc" fo:wrap-option="wra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ffff"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cc33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4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default-cell-style-name="ce10"/>
        <table:table-column table:style-name="co12" table:default-cell-style-name="ce11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"/>
        <table:table-column table:style-name="co1" table:number-columns-repeated="1006" table:default-cell-style-name="ce1"/>
        <table:table-row table:style-name="ro2">
          <table:table-cell/>
          <table:table-cell office:value-type="string">
            <text:p>Конец «Последнего фанфика» (-4 года от первой главы)</text:p>
          </table:table-cell>
          <table:table-cell office:value-type="string">
            <text:p>-3 года от первой главы</text:p>
          </table:table-cell>
          <table:table-cell office:value-type="string">
            <text:p>-2 года от первой главы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office:value-type="string">
            <text:p>Глава 7</text:p>
          </table:table-cell>
          <table:table-cell office:value-type="string">
            <text:p>Глава 8</text:p>
          </table:table-cell>
          <table:table-cell office:value-type="string">
            <text:p>Глава 9</text:p>
          </table:table-cell>
          <table:table-cell office:value-type="string">
            <text:p>Глава 10</text:p>
          </table:table-cell>
          <table:table-cell office:value-type="string">
            <text:p>Глава 11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Дедлайн начинает обучать Хэвэн (её начинают обучать стратегии и подключают военный модуль PHOENIX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office:value-type="string">
            <text:p>Крыс рассказывает Дедлайну, как выбраться из Чертогов</text:p>
          </table:table-cell>
          <table:table-cell office:value-type="string">
            <text:p>Дедлайн выбирается из психушки, добирается до дома, находит там раннюю версию нейроинтерфейса и подключается к Хэвэн.</text:p>
          </table:table-cell>
          <table:table-cell office:value-type="string">
            <text:p>Дедлайн начинает урок с Хэвэн. Та спрашивает его, куда он пропал на два года? Он обвиняет её в убийстве учителей и начинает магическую дуэль. Хэвэн отвергает обвинения и говорит, что учителя сами так желали, она всего лишь выполняла их желание. Хэвэн говорит, что Дедлайн помнил это, но забыл из-за того, что Хэвэн стёрла ему память о проекте «Семь вечностей». <text:s/>Хэвэн говорит, что проект готов и все ждут только его, Дедлайна. И что надо восстановить ему память. Дедлайн подозревает, что это ловушка и отказывается. Он собипается убить Хэвэн. Та ему не препятствует и говорит, что они когда-то любили друг друга. Дедлайн вспоминает обрывки эпизодов с Хэвэн и решается восстановить память. После чего прикасается к рогу Хэвэн.</text:p>
          </table:table-cell>
          <table:table-cell office:value-type="string">
            <text:p>Воспоминания Дедлайна: 1. Хэвэн сообщает Дедлайну, что открыла сопряжённые на квантовом уровне миры. Их семь — сопряжённых с главным. Их можно наблюдать с помощью нового квантового суперкомпьютера, подключенного к Хэвэн. 2. Хэвэжн объявляет на собрании, что страна на пути к экономической катастройе. И за экономической последует военная — противная сторона, управляемая суперкомпьютером CAESAR нападёт сразу же, как только они достаточно ослабеют. Хэвэн не видит реалистичных вариантов победы.</text:p>
          </table:table-cell>
          <table:table-cell table:number-columns-repeated="1006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выздоровливающей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office:value-type="string">
            <text:p>Кловер Дрим бреет Хумана и рассказывает ему, для чего его (и Джет) взяло в плен племя единорогов во главе с Платиной Спаркл. Цель — поженить Хумана на Платине, т. к. его считают сильным магом из-за противодействия огню Агамемнона</text:p>
          </table:table-cell>
          <table:table-cell office:value-type="string">
            <text:p>Хуман беседует с Платиной, та рассказывает, для чего она взяла в плен Хумана — ей нужно родить сверхмага для спасения мира — племя единорогов вырождается и скоро некому будет корректировать орбиты Эквуса и Луны (а без корректировки климат на Эквусе быстро станет безжизненным). Платина считает Хумана сильным магом (т. к. он смог противостоять драконьему огню) и рассчитывает, что потомство от него будет обладать сверхестественными магическими способностями</text:p>
          </table:table-cell>
          <table:table-cell office:value-type="string">
            <text:p>Хуман заключает договор с Платиной. По договору он на месяц становится мужем Платины после освобождения Джет и посещения Дрогонштерна.</text:p>
          </table:table-cell>
          <table:table-cell office:value-type="string">
            <text:p>Единороги освобождают Джет. Та улетает, пообещав вернуться на помощь Хуману. Платина планирует спуститься в долину с обрыва на воздушном шаре Кловер Джем — сестры Кловер Дрим. Но у шара недостаточная грузоподъёмность, он не поднимет всех (Джем, Платину, Хумана и охрану). Потому Платина распоряжается охране спускаться пешком в обход, а на шаре спустятся только Кловер Джем, Платина и Хуман.</text:p>
          </table:table-cell>
          <table:table-cell table:number-columns-repeated="1006"/>
        </table:table-row>
        <table:table-row table:style-name="ro8">
          <table:table-cell table:number-columns-repeated="5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0">10.11.2023</text:date>, <text:time>01:41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1-10T01:41:11.64</dc:date>
    <dc:creator>макс </dc:creator>
    <meta:editing-duration>P68DT6H20M28S</meta:editing-duration>
    <meta:editing-cycles>21</meta:editing-cycles>
    <meta:generator>OpenOffice/4.1.14$Win32 OpenOffice.org_project/4114m1$Build-9811</meta:generator>
    <meta:document-statistic meta:table-count="3" meta:cell-count="41" meta:object-count="0"/>
  </office:meta>
</office:document-meta>
</file>